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8pt" style:font-size-asian="8pt" style:font-size-complex="8pt"/>
    </style:style>
    <style:style style:name="P6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9pt" style:font-size-asian="9pt" style:font-size-complex="9pt"/>
    </style:style>
    <style:style style:name="P7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8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12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size-asian="8pt" style:font-size-complex="8pt"/>
    </style:style>
    <style:style style:name="P13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15" style:family="paragraph" style:parent-style-name="Standard">
      <style:paragraph-properties fo:margin-left="0.3819in" fo:margin-right="0in" fo:text-align="start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16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7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3819in" fo:margin-right="0in" fo:text-align="justify" style:justify-single-word="false" fo:text-indent="0in" style:auto-text-indent="false" fo:background-color="transparent">
        <style:tab-stops/>
        <style:background-image/>
      </style:paragraph-properties>
    </style:style>
    <style:style style:name="P19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transparent">
        <style:tab-stops/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left="0.3819in" fo:margin-right="0in" fo:text-align="justify" style:justify-single-word="false" fo:text-indent="0in" style:auto-text-indent="false" fo:background-color="transparent">
        <style:tab-stops/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.3709in" fo:margin-right="0in" fo:text-align="justify" style:justify-single-word="false" fo:text-indent="0in" style:auto-text-indent="false">
        <style:tab-stops/>
      </style:paragraph-properties>
    </style:style>
    <style:style style:name="P24" style:family="paragraph" style:parent-style-name="Standard">
      <style:paragraph-properties fo:margin-left="0.3709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Liberation Sans" fo:font-size="8pt" style:font-size-asian="8pt" style:font-size-complex="8pt"/>
    </style:style>
    <style:style style:name="P25" style:family="paragraph" style:parent-style-name="Standard">
      <style:paragraph-properties fo:margin-left="0.390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fo:color="#000000" style:font-name="Liberation Sans" fo:font-size="8pt" fo:background-color="#e6e6ff" style:font-name-asian="Monospace" style:font-size-asian="8pt" style:font-name-complex="Monospace" style:font-size-complex="8pt"/>
    </style:style>
    <style:style style:name="P26" style:family="paragraph" style:parent-style-name="Standard">
      <style:paragraph-properties fo:margin-left="0.390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fo:color="#000000" style:font-name="Liberation Sans" fo:font-size="8pt" fo:font-weight="normal" fo:background-color="#e6e6ff" style:font-name-asian="Monospace" style:font-size-asian="8pt" style:font-weight-asian="normal" style:font-name-complex="Monospace" style:font-size-complex="8pt" style:font-weight-complex="normal"/>
    </style:style>
    <style:style style:name="P27" style:family="paragraph" style:parent-style-name="Standard">
      <style:paragraph-properties fo:margin-left="0.3819in" fo:margin-right="0in" fo:text-align="justify" style:justify-single-word="false" fo:text-indent="0.0756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.3819in" fo:margin-right="0in" fo:text-align="justify" style:justify-single-word="false" fo:text-indent="0.0756in" style:auto-text-indent="false">
        <style:tab-stops/>
      </style:paragraph-properties>
      <style:text-properties fo:font-size="10pt" style:font-size-asian="10pt" style:font-size-complex="10pt"/>
    </style:style>
    <style:style style:name="P29" style:family="paragraph" style:parent-style-name="Standard">
      <style:paragraph-properties fo:margin-left="0.379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30" style:family="paragraph" style:parent-style-name="Standard">
      <style:paragraph-properties fo:margin-left="0.3799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31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33" style:family="paragraph" style:parent-style-name="Standard" style:list-style-name="L1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34" style:family="paragraph" style:parent-style-name="Standard" style:list-style-name="L1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size-asian="8pt" style:font-size-complex="8pt"/>
    </style:style>
    <style:style style:name="P35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style:font-name-asian="Monospace" style:font-size-asian="8pt" style:font-name-complex="Monospace" style:font-size-complex="8pt"/>
    </style:style>
    <style:style style:name="P36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use-window-font-color="true" style:font-name="Liberation Sans" fo:font-size="8pt" fo:font-weight="bold" style:font-name-asian="Monospace" style:font-size-asian="8pt" style:font-weight-asian="bold" style:font-name-complex="Monospace" style:font-size-complex="8pt" style:font-weight-complex="bold"/>
    </style:style>
    <style:style style:name="P37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</style:style>
    <style:style style:name="P40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.3819in" fo:margin-right="0in" fo:text-align="justify" style:justify-single-word="false" fo:text-indent="0.0756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.3799in" fo:margin-right="0in" fo:text-align="start" style:justify-single-word="false" fo:text-indent="0in" style:auto-text-indent="false" fo:background-color="#e6e6ff" style:text-autospace="none">
        <style:background-image/>
      </style:paragraph-properties>
      <style:text-properties style:use-window-font-color="true" style:font-name="Liberation Sans" fo:font-size="8pt" fo:font-style="italic" style:font-name-asian="Monospace" style:font-size-asian="8pt" style:font-style-asian="italic" style:font-name-complex="Monospace" style:font-size-complex="8pt" style:font-style-complex="italic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f8f8f8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Liberation Sans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T4" style:family="text">
      <style:text-properties style:font-name="Liberation Sans" fo:font-size="8pt" fo:font-weight="bold" style:font-name-asian="Monospace" style:font-size-asian="8pt" style:font-weight-asian="bold" style:font-name-complex="Monospace" style:font-size-complex="8pt" style:font-weight-complex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3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-2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25in" fo:margin-left="-2.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2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fo:text-indent="-0.25in" fo:margin-left="-2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fo:text-indent="-0.25in" fo:margin-left="-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25in" fo:margin-left="-1.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25in" fo:margin-left="-1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25in" fo:margin-left="-0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39"><text:span text:style-name="T6">1.<text:tab/>Projekció az OpenLayers-ben</text:span></text:p>
      <text:p text:style-name="P3"/>
      <text:p text:style-name="P7">Először is a térképünk rendelkezik egy vetülettel (projection). Mondjuk ez lehet ez EOV rendszer aminek a kódja epsg:2370 </text:p>
      <text:p text:style-name="P7">Ezt beállíthatjuk a MAP fajlban</text:p>
      <text:p text:style-name="P14">PROJECTION</text:p>
      <text:p text:style-name="P14"><text:tab/>“init=epsg:2370”</text:p>
      <text:p text:style-name="P14">END</text:p>
      <text:p text:style-name="P3"/>
      <text:p text:style-name="P7">vagy pedig az OpenLayers paramétereként</text:p>
      <text:p text:style-name="P14">map = new OpenLayers.Map( 'map', {</text:p>
      <text:p text:style-name="P14"><text:tab/><text:span text:style-name="T1">projection: “EPSG:2370”</text:span>,</text:p>
      <text:p text:style-name="P14"><text:tab/>maxExtent: new OpenLayers.Bounds(410000, 45000, 950000, 360000),</text:p>
      <text:p text:style-name="P14"><text:tab/>maxResoluton: 910,</text:p>
      <text:p text:style-name="P14"><text:tab/>units: “m”</text:p>
      <text:p text:style-name="P14">});</text:p>
      <text:p text:style-name="P3"/>
      <text:p text:style-name="P7">Majd pedig az egyes rétegek is rendelkeznek projekcióval. Ezt szintén beállíthatjuk a MAP fájlban az adott rétegben.</text:p>
      <text:p text:style-name="P14">LAYER</text:p>
      <text:p text:style-name="P14"><text:tab/>…</text:p>
      <text:p text:style-name="P14"><text:tab/>PROJECTION</text:p>
      <text:p text:style-name="P14"><text:tab/><text:tab/>“init=epsg:2370”</text:p>
      <text:p text:style-name="P14"><text:tab/>END</text:p>
      <text:p text:style-name="P14">END</text:p>
      <text:p text:style-name="P3"/>
      <text:p text:style-name="P9">Ha egy pozició kiolvasásakor szeretnénk átszámolni egy másik vetületi rendszerbe, akkor a következőképpen kell eljárni. A proj4.js csomagot le kell tölteni és el kell helyezni egy hozzáférhető helyen, majd a html fájlban be kell tölteni:</text:p>
      <text:p text:style-name="P3"/>
      <text:p text:style-name="P14">...</text:p>
      <text:p text:style-name="P14">&lt;script src=”tdc-basic/proj4js/lib/proj4js.js”&gt;&lt;/script&gt;</text:p>
      <text:p text:style-name="P14">...</text:p>
      <text:p text:style-name="P3"/>
      <text:p text:style-name="P9">Ezen kívül pedig el kell végeznünk egy transzformációt, mert az EPSG adatbázisban hibásan szerepel:</text:p>
      <text:p text:style-name="P4"/>
      <text:p text:style-name="P16">Proj4js.defs["EPSG:23700"] = "+title=Hungarian EOV EPSG:23700 +proj=somerc +lat_0=47.14439372222222 +lon_0=19.04857177777778 +x_0=650000 +y_0=200000 +ellps=GRS67 +datum=HD72 +towgs84=57.01,-69.97,-9.29 +units=m +no_defs"</text:p>
      <text:p text:style-name="P19"/>
      <text:p text:style-name="P20">Ezek után már elvégezhetjuk az átszámítást a kiolvasott DIV koordináták alapján</text:p>
      <text:p text:style-name="P19"/>
      <text:p text:style-name="P17">...</text:p>
      <text:p text:style-name="P16">var wgs84=new OpenLayers.Projection('EPSG:4326');</text:p>
      <text:p text:style-name="P16">var hd72=new OpenLayersProjection('EPSG:2370');</text:p>
      <text:p text:style-name="P17">…</text:p>
      <text:p text:style-name="P16">map.events.register(“click”, map, function(e){</text:p>
      <text:p text:style-name="P16"><text:tab/>//Pozicio az ablak koordinatarendszereben</text:p>
      <text:p text:style-name="P16"><text:tab/>var pxPos=map.events.getMousePosition(e);</text:p>
      <text:p text:style-name="P16"><text:tab/>//Pozicio az aktualis vetuleti rendszerben</text:p>
      <text:p text:style-name="P16"><text:tab/>var projPos=map.getLonLatFromPixel(pxPos);</text:p>
      <text:p text:style-name="P16"><text:tab/>//Atszamitas wgs84-ba</text:p>
      <text:p text:style-name="P16"><text:tab/>var wgs84Pos=projPos.clone().transform(hd72,wgs84);</text:p>
      <text:p text:style-name="P16"><text:tab/>…</text:p>
      <text:p text:style-name="P16">});</text:p>
      <text:p text:style-name="P19"><text:tab/></text:p>
      <text:p text:style-name="P19"/>
      <text:p text:style-name="P39"/>
      <text:p text:style-name="P22"/>
      <text:p text:style-name="P41">2.<text:tab/>Adatlekérés OpenLayers-ben - Feature Info I. - query (fapados)</text:p>
      <text:p text:style-name="P3"/>
      <text:p text:style-name="P7">Röviden az történik, hogy a egy URL kérést állítunk össze, sztringek összefűzésével, a mapserver felé, melyben szerepel egy mode=query üzenet. Ezt az URL kéreést pedig majd valahogyan el kell küldenünk, és az eredményét meg kell jeleníteni, pld egy window.open() függvénnyel.</text:p>
      <text:p text:style-name="P7">Ehhez először is a MAP fajlban a lekérendő LAYER megjelenítendő CLASS-szaban el kell helyezni egy TEMPLATE bejegyzést ami alapjan a lekérdezett rekordok meg fognak jelenni:</text:p>
      <text:p text:style-name="P3"/>
      <text:p text:style-name="P14">TEMPLATE 'templates/temp.html'</text:p>
      <text:p text:style-name="P3"/>
      <text:p text:style-name="P7">Ezek után a temp.html fájl tartalmát kell megszerkeszteni. Szögletes zárojelek közé kell helyezni az átadandó mezők nevét. A példánkban a <text:span text:style-name="T1">gid </text:span>és a <text:span text:style-name="T1">length</text:span> mezőket kivánjuk megjeleníteni:</text:p>
      <text:p text:style-name="P26">&lt;tr&gt;</text:p>
      <text:p text:style-name="P26"><text:tab/>&lt;td&gt;[gid]&lt;/td&gt;</text:p>
      <text:p text:style-name="P26"><text:tab/>&lt;td&gt;[length]&lt;/td&gt;</text:p>
      <text:p text:style-name="P26">&lt;/tr&gt;</text:p>
      <text:p text:style-name="P3"/>
      <text:p text:style-name="P7">Végül pedig az OpenLayer javaScript fájlban kell a MAP objektumhoz egy Control elemet adni, ami egér-klikk hatására meghívja a mapserver query vagy nquery műveletét az egér poziciójában.</text:p>
      <text:p text:style-name="P23"/>
      <text:p text:style-name="P32">map.events.register( "click", map, function(e){</text:p>
      <text:p text:style-name="P10"><text:span text:style-name="T2"><text:s text:c="3"/>var url="</text:span><text:a xlink:type="simple" xlink:href="http://localhost/cgi-bin/mapserv"><text:span text:style-name="T2">http://localhost/cgi-bin/mapserv</text:span></text:a><text:span text:style-name="T2">"</text:span></text:p>
      <text:p text:style-name="P13"><text:s text:c="7"/>+"?map=/home/akoel/Projects/3DCadastre/www/tdc-basic/tdc-basic/htdocs/example.map"</text:p>
      <text:list xml:id="list110261156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3"><text:s text:c="7"/>+ "&amp;layer=border"</text:p>
                          <text:p text:style-name="P33"><text:s text:c="7"/>+ "&amp;mode=<text:span text:style-name="T1">query</text:span>"</text:p>
                          <text:p text:style-name="P33"><text:tab/> + "&amp;img.x=" + e.xy.x</text:p>
                          <text:p text:style-name="P33"><text:tab/> + "&amp;img.y=" + e.xy.y</text:p>
                          <text:p text:style-name="P33"><text:tab/> + "&amp;imgext=" + map.getExtent().toString().replace( /,/g, '+')</text:p>
                          <text:p text:style-name="P33"><text:tab/> + "&amp;root=/tdc-basic/htdocs&amp;program=/cgi-bin/mapserv&amp;map_web=template+example.html";</text:p>
                          <text:p text:style-name="P33"><text:tab/>newWindow = window.open( url, "getfeatureinfo", "location=0, status=0, scrollbars=1, width=800, height=125");<text:tab/><text:tab/><text:tab/></text:p>
                          <text:list>
                            <text:list-header>
                              <text:p text:style-name="P34"><text:s text:c="3"/>});</text:p>
                              <text:p text:style-name="P34">newWindow = window.open( url, "getfeatureinfo", "location=0, status=0, scrollbars=1, width=800, height=125");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22">3.<text:tab/>Adatlekérés OpenLayers-ben – Feautre Info II. - GetFeatureInfo</text:p>
      <text:p text:style-name="P3"/>
      <text:p text:style-name="P7">Itt is hasonlóképpen járunk el mint az előző példában, de itt nem sztring formában állítjuk elő az URL-t, hanem az adott LAYER getFullRequestString függvényétől kapjuk meg az URL-t miután felparamétereztük. Fontos különbség még, hogy ebben a példában nem egy ablakon keresztül küldjük el az URL kérést, hanem az OpenLayers.Request.POST /GET objektuma segítségével, így az eredmény text formátumban áll rendelkezésre, amit tetszőlegesen felhasználhatunk.</text:p>
      <text:p text:style-name="P7">Először is a MAP fajlban kell néhány beállítást elvégezni. </text:p>
      <text:p text:style-name="P7">A METADATA szekcióban be kell állítani a wms_feature_info_mime_type értéket, mert alapesetben nem támogatott a “text/html” formátum, amilyen formátumban az adatokat kapjuk vissza:</text:p>
      <text:p text:style-name="P3"/>
      <text:p text:style-name="P15">WEB</text:p>
      <text:p text:style-name="P15">...</text:p>
      <text:p text:style-name="P15"><text:s text:c="3"/>METADATA</text:p>
      <text:p text:style-name="P15"><text:s text:c="6"/>“wms_srs” “EPSG:2370”</text:p>
      <text:p text:style-name="P15"><text:s text:c="3"/><text:span text:style-name="T5"><text:s text:c="4"/>“wms_olineresource” “http://localhost/cgi-bin/mapsrev?map=/home/akoel/Projects/3DCadastre/www/tdc-basic/tdc-basic/tdc-basic/htdocs/example.map”</text:span></text:p>
      <text:p text:style-name="P15"><text:s text:c="4"/><text:span text:style-name="T1"><text:s text:c="2"/>“wms_feature_info_mime_type” “text/html”</text:span></text:p>
      <text:p text:style-name="P15"><text:s text:c="3"/>END</text:p>
      <text:p text:style-name="P15">END</text:p>
      <text:p text:style-name="P3"/>
      <text:p text:style-name="P7">Ezen kívül a lekérdezendő LAYER-ben el kell helyezni azt a template fájlt, melyet getFeatureInfo esetén a CGI kitölt/behelyettesít és visszaad.</text:p>
      <text:p text:style-name="P3"/>
      <text:p text:style-name="P14">LAYER</text:p>
      <text:p text:style-name="P14"><text:s text:c="3"/>...</text:p>
      <text:p text:style-name="P14"><text:s text:c="3"/>TEMPLATE 'templates/<text:span text:style-name="T1">temp.html</text:span>'</text:p>
      <text:p text:style-name="P14">END</text:p>
      <text:p text:style-name="P3"/>
      <text:p text:style-name="P7">Ezek után a temp.html fájl tartalmát kell megszerkeszteni. Szögletes zárojelek közé kell helyezni az átadandó mezők nevét. A <text:soft-page-break/>példánkban a <text:span text:style-name="T1">gid </text:span>és a <text:span text:style-name="T1">length</text:span> mezőket kivánjuk megjeleníteni:</text:p>
      <text:p text:style-name="P25">&lt;tr&gt;</text:p>
      <text:p text:style-name="P25"><text:tab/>&lt;td&gt;[gid]&lt;/td&gt;</text:p>
      <text:p text:style-name="P25"><text:tab/>&lt;td&gt;[length]&lt;/td&gt;</text:p>
      <text:p text:style-name="P25">&lt;/tr&gt;</text:p>
      <text:p text:style-name="P3"/>
      <text:p text:style-name="P7">Végül pedig az OpenLayer javaScript fájlban kell a MAP objektumhoz egy Control elemet adni, ami egér-klikk hatására meghívja a mapserver <text:span text:style-name="T1">query</text:span> vagy <text:span text:style-name="T1">nquery</text:span> műveletét az egér poziciójában. </text:p>
      <text:p text:style-name="P7">Ebben a kódrészletben látható, hogy a LAYER-t hogy hoztuk létre, és itt szerepel az URL POS-olása is. Erről a függvényről azt kell tudni, hogy a paramétere egy objektum, aminek tartalmaznia kell egy <text:span text:style-name="T1">url:</text:span> tagot a meghívandó URL tartalommal és egy <text:span text:style-name="T1">callback:</text:span> tagot, ami az a függvény ami az eredménnyel, mint paraméterrel, automatikusan hivodik meg.</text:p>
      <text:p text:style-name="P24"/>
      <text:p text:style-name="P11"><text:span text:style-name="T1">borderLayer </text:span>= new OpenLayers.Layer.WMS(</text:p>
      <text:p text:style-name="P11"><text:tab/>"Orszaghatar", <text:s/>"<text:a xlink:type="simple" xlink:href="http://localhost/cgi-bin/mapserv?map=/home/akoel/Projects/3DCadastre/www/tdc-basic/tdc-basic/htdocs/example.map">http://localhost/cgi-bin/mapserv?map=/home/akoel/Projects/3DCadastre/www/tdc-basic/tdc-basic/htdocs/example.map</text:a>",</text:p>
      <text:p text:style-name="P11"><text:tab/>{</text:p>
      <text:p text:style-name="P11"><text:tab/><text:tab/>layers: ['border'],</text:p>
      <text:p text:style-name="P11"><text:tab/><text:tab/> format: 'image/png'</text:p>
      <text:p text:style-name="P11"><text:tab/>}</text:p>
      <text:p text:style-name="P11"><text:s/>);</text:p>
      <text:p text:style-name="P11"><text:s/>map.addLayers([borderLayer]);</text:p>
      <text:p text:style-name="P12"/>
      <text:p text:style-name="P12">…</text:p>
      <text:p text:style-name="P12"/>
      <text:p text:style-name="P12">map.events.register( "click", map, function(e){</text:p>
      <text:p text:style-name="P11"><text:tab/>var url=<text:span text:style-name="T1">borderLayer</text:span>.getFullRequestString({</text:p>
      <text:p text:style-name="P11"><text:tab/><text:tab/>REQUEST: "<text:span text:style-name="T1">GetFeatureInfo</text:span>",</text:p>
      <text:p text:style-name="P11"><text:tab/><text:tab/>EXCEPTIONS: "application/vnd.ogc.se_xml",</text:p>
      <text:p text:style-name="P11"><text:tab/><text:tab/>FORMAT: 'png',</text:p>
      <text:p text:style-name="P11"><text:tab/><text:tab/>BBOX: map.getExtent().toBBOX(),</text:p>
      <text:p text:style-name="P11"><text:tab/><text:tab/>X: e.xy.x,</text:p>
      <text:p text:style-name="P11"><text:tab/><text:tab/>Y: e.xy.y,</text:p>
      <text:p text:style-name="P11"><text:tab/><text:tab/>INFO_FORMAT: '<text:span text:style-name="T1">text/html</text:span>',</text:p>
      <text:p text:style-name="P11"><text:tab/><text:tab/>QUERY_LAYERS: "border",</text:p>
      <text:p text:style-name="P11"><text:tab/><text:tab/>FEATURE_COUNT: 1,</text:p>
      <text:p text:style-name="P11"><text:tab/><text:tab/>WIDTH: map.size.w,</text:p>
      <text:p text:style-name="P11"><text:tab/><text:tab/>HEIGHT: map.size.h</text:p>
      <text:p text:style-name="P11"><text:tab/>});</text:p>
      <text:p text:style-name="P11"><text:tab/>OpenLayers.Request.POST({ url: url, callback: function( response ){ setHTML( response, <text:s/>e.xy ) } });</text:p>
      <text:p text:style-name="P11">});</text:p>
      <text:p text:style-name="P21"/>
      <text:p text:style-name="P21"/>
      <text:p text:style-name="P22">4.<text:tab/>Adatmegjelenítés I.</text:p>
      <text:p text:style-name="P8"/>
      <text:p text:style-name="P27">Elhelyezhetjük hagyományos módon egy <text:span text:style-name="T1">div</text:span>-be is callback: függvényben átadott a <text:span text:style-name="T1">response.responseText</text:span> értéket a következő képpen:</text:p>
      <text:p text:style-name="P27"/>
      <text:p text:style-name="P32">...</text:p>
      <text:p text:style-name="P32"><text:tab/>function setHTML( response, xy ){</text:p>
      <text:p text:style-name="P10"><text:span text:style-name="T3"><text:tab/><text:tab/></text:span><text:span text:style-name="T4">OpenLayers.Util.getElement('responseText').innerHTML = response.responseText;</text:span></text:p>
      <text:p text:style-name="P32"><text:tab/>}</text:p>
      <text:p text:style-name="P32">...</text:p>
      <text:p text:style-name="P32"><text:tab/>&lt;/script&gt;</text:p>
      <text:p text:style-name="P32">&lt;/head&gt;</text:p>
      <text:p text:style-name="P32">&lt;body&gt;</text:p>
      <text:p text:style-name="P32"><text:tab/>&lt;div id=”responseText”&gt;&lt;/div&gt;</text:p>
      <text:p text:style-name="P32">…</text:p>
      <text:p text:style-name="P37"/>
      <text:p text:style-name="P27">de ugyan ez az eredmény ha az OpenLayers.Util rész helyett a következőt írjuk:</text:p>
      <text:p text:style-name="P27"/>
      <text:p text:style-name="P36"><text:tab/>$('responseText').innertHTML = response.responseText;</text:p>
      <text:p text:style-name="P27"/>
      <text:p text:style-name="P27">De néha elegánsabb, ha a térképre helyezzük a megkapott adatokat:</text:p>
      <text:p text:style-name="P27"/>
      <text:p text:style-name="P29">function setHTML(response, xy){</text:p>
      <text:p text:style-name="P30"><text:tab/><text:tab/></text:p>
      <text:p text:style-name="P43"><text:tab/>//Ha mar van nyitva popup, akkor azt lezarja</text:p>
      <text:p text:style-name="P30"><text:tab/>if( popup ){</text:p>
      <text:p text:style-name="P30"><text:soft-page-break/><text:tab/><text:tab/>map.removePopup(popup);</text:p>
      <text:p text:style-name="P30"><text:tab/>}</text:p>
      <text:p text:style-name="P30"><text:tab/><text:tab/><text:tab/><text:tab/><text:tab/><text:tab/><text:tab/></text:p>
      <text:p text:style-name="P30"><text:tab/><text:span text:style-name="T7">//Letrehozza a popup-ot<text:tab/><text:tab/><text:tab/><text:tab/><text:tab/><text:tab/><text:tab/></text:span></text:p>
      <text:p text:style-name="P30"><text:tab/>popup = new <text:span text:style-name="T1">OpenLayers.Popup.FramedCloud</text:span>(</text:p>
      <text:p text:style-name="P30"><text:s text:c="24"/>"chick", </text:p>
      <text:p text:style-name="P30"><text:s text:c="24"/>map.getLonLatFromPixel( xy ),</text:p>
      <text:p text:style-name="P30"><text:s text:c="24"/>new OpenLayers.Size(100,300),</text:p>
      <text:p text:style-name="P30"><text:s text:c="24"/>response.responseText,</text:p>
      <text:p text:style-name="P30"><text:s text:c="24"/>null,</text:p>
      <text:p text:style-name="P30"><text:s text:c="24"/>true,</text:p>
      <text:p text:style-name="P30"><text:s text:c="24"/>null</text:p>
      <text:p text:style-name="P30"><text:tab/>);</text:p>
      <text:p text:style-name="P30"/>
      <text:p text:style-name="P30"><text:tab/><text:span text:style-name="T7">//Elhelyezi a buborekot-a terkepen</text:span></text:p>
      <text:p text:style-name="P30"><text:tab/>map.addPopup( popup );</text:p>
      <text:p text:style-name="P30">}<text:tab/><text:tab/></text:p>
      <text:p text:style-name="P44"><text:tab/>}</text:p>
      <text:p text:style-name="P28"/>
      <text:p text:style-name="P28"/>
      <text:p text:style-name="P28"/>
      <text:p text:style-name="P28"/>
      <text:p text:style-name="P28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08-27T19:32:55</dc:date>
    <meta:editing-duration>PT14H14M6S</meta:editing-duration>
    <meta:editing-cycles>52</meta:editing-cycles>
    <meta:generator>LibreOffice/3.5$Linux_x86 LibreOffice_project/350m1$Build-2</meta:generator>
    <meta:document-statistic meta:table-count="0" meta:image-count="0" meta:object-count="0" meta:page-count="4" meta:paragraph-count="148" meta:word-count="790" meta:character-count="6988" meta:non-whitespace-character-count="6015"/>
  </office:meta>
</office:document-meta>
</file>